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52cm"/>
    </style:style>
    <style:style style:name="gr6" style:family="graphic" style:parent-style-name="standard">
      <style:graphic-properties draw:fill="none" draw:textarea-vertical-align="middle" draw:auto-grow-height="false" fo:min-height="0.8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3" style:family="graphic" style:parent-style-name="standard">
      <style:graphic-properties draw:stroke="none" svg:stroke-color="#000000" draw:fill="none" draw:fill-color="#ffffff" fo:min-height="2.321cm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stroke="none" svg:stroke-color="#000000" draw:fill="none" draw:fill-color="#ffffff" fo:min-height="2.2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19" style:family="graphic" style:parent-style-name="standard">
      <style:graphic-properties draw:stroke="none" svg:stroke-color="#000000" draw:fill="none" draw:fill-color="#ffffff" fo:min-height="1.111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22" style:family="graphic" style:parent-style-name="standard">
      <style:graphic-properties draw:stroke="none" svg:stroke-color="#000000" draw:fill="none" draw:fill-color="#ffffff" fo:min-height="1.921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4" style:family="graphic" style:parent-style-name="standard">
      <style:graphic-properties draw:stroke="none" svg:stroke-color="#000000" draw:fill="none" draw:fill-color="#ffffff" fo:min-height="0.556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textarea-horizontal-align="justify" draw:textarea-vertical-align="middle" draw:auto-grow-height="false" fo:min-height="0.747cm" fo:min-width="1.1cm"/>
    </style:style>
    <style:style style:name="gr2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66ffff" draw:marker-start-width="0.321cm" draw:marker-end-width="0.321cm" draw:textarea-horizontal-align="justify" draw:textarea-vertical-align="middle" draw:auto-grow-height="false" fo:min-height="0.75cm" fo:min-width="1.1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3.331cm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5cm" fo:min-width="0.8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1.2cm"/>
    </style:style>
    <style:style style:name="gr35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1.2cm"/>
    </style:style>
    <style:style style:name="gr37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8.016cm" fo:min-width="7.066cm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4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1.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48cm"/>
    </style:style>
    <style:style style:name="gr41" style:family="graphic" style:parent-style-name="standard">
      <style:graphic-properties draw:textarea-horizontal-align="justify" draw:textarea-vertical-align="middle" draw:auto-grow-height="false" fo:min-height="0.35cm" fo:min-width="0.4cm"/>
    </style:style>
    <style:style style:name="gr42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3.3cm"/>
    </style:style>
    <style:style style:name="gr44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4.716cm" fo:min-width="7.4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1.642cm" fo:min-width="2.54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36cm" style:use-optimal-column-width="false"/>
    </style:style>
    <style:style style:name="co2" style:family="table-column">
      <style:table-column-properties style:column-width="1.635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cm"/>
    </style:style>
    <style:style style:name="ce1" style:family="table-cell">
      <loext:graphic-properties style:repeat="repeat" draw:textarea-vertical-align="middle"/>
    </style:style>
    <style:style style:name="ce2" style:family="table-cell">
      <loext:graphic-properties style:repeat="repeat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8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 style:font-size-asian="14pt" style:font-size-complex="18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336666" fo:font-size="14pt" fo:font-weight="bold" style:font-size-asian="14pt" style:font-size-complex="18pt"/>
    </style:style>
    <style:style style:name="P11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336666" fo:font-size="14pt" fo:font-weight="bold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9cm" svg:height="2cm" svg:x="1.5cm" svg:y="1.3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cm" svg:height="0.6cm" svg:x="2.7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8cm" svg:height="1cm" svg:x="2.4cm" svg:y="7.2cm">
            <draw:text-box>
              <text:p><text:span text:style-name="T1">parameter</text:span></text:p>
            </draw:text-box>
          </draw:frame>
        </draw:g>
        <draw:custom-shape draw:style-name="gr4" draw:text-style-name="P4" draw:layer="layout" svg:width="1cm" svg:height="1cm" svg:x="1.5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6" draw:layer="layout" svg:width="2.352cm" svg:height="0.806cm" svg:x="2.6cm" svg:y="5cm">
          <draw:text-box>
            <text:p text:style-name="P5"><text:span text:style-name="T2">instance</text:span></text:p>
          </draw:text-box>
        </draw:frame>
        <draw:custom-shape draw:style-name="gr6" draw:text-style-name="P7" draw:layer="layout" svg:width="0.7cm" svg:height="1.2cm" svg:x="3.4cm" svg:y="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2.4cm" svg:height="0.806cm" svg:x="4.2cm" svg:y="3.6cm">
          <draw:text-box>
            <text:p text:style-name="P5"><text:span text:style-name="T2">methord</text:span></text:p>
          </draw:text-box>
        </draw:frame>
        <draw:g>
          <draw:custom-shape draw:style-name="gr8" draw:text-style-name="P4" draw:layer="layout" svg:width="0.7cm" svg:height="0.7cm" svg:x="1.5cm" svg:y="9.2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9" draw:text-style-name="P6" draw:layer="layout" svg:width="2.737cm" svg:height="0.806cm" svg:x="1.3cm" svg:y="9.798cm">
            <draw:text-box>
              <text:p><text:span text:style-name="T2">conditions</text:span></text:p>
            </draw:text-box>
          </draw:frame>
        </draw:g>
        <draw:frame draw:style-name="gr10" draw:text-style-name="P6" draw:layer="layout" svg:width="3.702cm" svg:height="0.806cm" svg:x="2.9cm" svg:y="11.1cm">
          <draw:text-box>
            <text:p text:style-name="P5"><text:span text:style-name="T2">sub parameter</text:span></text:p>
          </draw:text-box>
        </draw:frame>
        <draw:circle draw:style-name="gr11" draw:text-style-name="P4" draw:layer="layout" svg:width="1cm" svg:height="1cm" svg:x="2cm" svg:y="11cm" draw:kind="cut" draw:start-angle="237.15" draw:end-angle="122.78">
          <text:p/>
        </draw:circle>
      </draw:page>
      <draw:page draw:name="page2" draw:style-name="dp1" draw:master-page-name="默认"/>
      <draw:page draw:name="page3" draw:style-name="dp1" draw:master-page-name="默认">
        <draw:g>
          <draw:custom-shape draw:style-name="gr12" draw:text-style-name="P2" draw:layer="layout" svg:width="0.8cm" svg:height="0.8cm" svg:x="6.7cm" svg:y="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3.7cm" svg:height="2.571cm" svg:x="6.6cm" svg:y="17.6cm">
            <draw:text-box>
              <text:p><text:span text:style-name="T1">lstate{</text:span></text:p>
              <text:p><text:span text:style-name="T1">life_time:0-99</text:span></text:p>
              <text:p><text:span text:style-name="T1">birth_time:0-9</text:span></text:p>
              <text:p><text:span text:style-name="T1">}</text:span></text:p>
            </draw:text-box>
          </draw:frame>
        </draw:g>
        <draw:g>
          <draw:custom-shape draw:style-name="gr14" draw:text-style-name="P2" draw:layer="layout" svg:width="0.5cm" svg:height="0.5cm" svg:x="1.7cm" svg:y="2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4.5cm" svg:height="2.5cm" svg:x="1.4cm" svg:y="24.1cm">
            <draw:text-box>
              <text:p><text:span text:style-name="T1">lgen{</text:span></text:p>
              <text:p><text:span text:style-name="T1">stop:int&gt;0</text:span></text:p>
              <text:p><text:span text:style-name="T1">move:int&gt;0;&gt;stop</text:span></text:p>
              <text:p><text:span text:style-name="T1">}</text:span></text:p>
            </draw:text-box>
          </draw:frame>
        </draw:g>
        <draw:line draw:style-name="gr16" draw:text-style-name="P7" draw:layer="layout" svg:x1="7.2cm" svg:y1="19.8cm" svg:x2="7.2cm" svg:y2="23.3cm">
          <text:p/>
        </draw:line>
        <draw:custom-shape draw:style-name="gr17" draw:text-style-name="P2" draw:layer="layout" svg:width="1.2cm" svg:height="1.2cm" svg:x="7.1cm" svg:y="23.3cm">
          <text:p text:style-name="P8"><text:span text:style-name="T3">Fact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2cm" svg:y1="23.9cm" svg:x2="7.1cm" svg:y2="23.9cm">
          <text:p/>
        </draw:line>
        <draw:custom-shape draw:style-name="gr18" draw:text-style-name="P2" draw:layer="layout" svg:width="1.3cm" svg:height="1.2cm" svg:x="13.1cm" svg:y="23.306cm">
          <text:p text:style-name="P8"><text:span text:style-name="T3">foot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0.5cm" svg:height="0.5cm" svg:x="9.8cm" svg:y="2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3" draw:layer="layout" svg:width="3.5cm" svg:height="1.361cm" svg:x="9.5cm" svg:y="23.8cm">
            <draw:text-box>
              <text:p><text:span text:style-name="T1">laction_num</text:span></text:p>
            </draw:text-box>
          </draw:frame>
        </draw:g>
        <draw:line draw:style-name="gr16" draw:text-style-name="P7" draw:layer="layout" svg:x1="8.3cm" svg:y1="23.9cm" svg:x2="13.1cm" svg:y2="23.9cm">
          <text:p/>
        </draw:line>
        <draw:line draw:style-name="gr16" draw:text-style-name="P7" draw:layer="layout" svg:x1="13.7cm" svg:y1="23.3cm" svg:x2="13.7cm" svg:y2="12.3cm">
          <text:p/>
        </draw:line>
        <draw:line draw:style-name="gr16" draw:text-style-name="P7" draw:layer="layout" svg:x1="11.5cm" svg:y1="16.8cm" svg:x2="11.479cm" svg:y2="12.2cm">
          <text:p/>
        </draw:line>
        <draw:line draw:style-name="gr16" draw:text-style-name="P7" draw:layer="layout" svg:x1="7.5cm" svg:y1="17.3cm" svg:x2="10.8cm" svg:y2="17.3cm">
          <text:p/>
        </draw:line>
        <draw:custom-shape draw:style-name="gr20" draw:text-style-name="P2" draw:layer="layout" svg:width="2.5cm" svg:height="1.2cm" svg:x="1.3cm" svg:y="16.7cm">
          <text:p text:style-name="P8"><text:span text:style-name="T3">Fgenerate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1cm" svg:y1="16.7cm" svg:x2="2.1cm" svg:y2="12.2cm">
          <text:p/>
        </draw:line>
        <draw:line draw:style-name="gr16" draw:text-style-name="P7" draw:layer="layout" svg:x1="6.7cm" svg:y1="17.3cm" svg:x2="3.8cm" svg:y2="17.3cm">
          <text:p/>
        </draw:line>
        <draw:g>
          <draw:frame draw:style-name="gr15" draw:text-style-name="P3" draw:layer="layout" svg:width="4.5cm" svg:height="2.5cm" svg:x="2.1cm" svg:y="12.9cm">
            <draw:text-box>
              <text:p><text:span text:style-name="T1">state[</text:span></text:p>
              <text:p><text:span text:style-name="T1">new_children</text:span></text:p>
              <text:p><text:span text:style-name="T1">new_gen]</text:span></text:p>
            </draw:text-box>
          </draw:frame>
          <draw:circle draw:style-name="gr11" draw:text-style-name="P4" draw:layer="layout" svg:width="1cm" svg:height="1cm" svg:x="1.3cm" svg:y="13.1cm" draw:kind="cut" draw:start-angle="237.15" draw:end-angle="122.78">
            <text:p/>
          </draw:circle>
        </draw:g>
        <draw:line draw:style-name="gr16" draw:text-style-name="P7" draw:layer="layout" svg:x1="2cm" svg:y1="23.7cm" svg:x2="2cm" svg:y2="17.9cm">
          <text:p/>
        </draw:line>
        <draw:custom-shape draw:style-name="gr21" draw:text-style-name="P2" draw:layer="layout" svg:width="1.6cm" svg:height="1cm" svg:x="1.3cm" svg:y="11.2cm">
          <text:p text:style-name="P8"><text:span text:style-name="T3">Fadd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1cm" svg:y1="11.2cm" svg:x2="10.2cm" svg:y2="8.1cm">
          <text:p/>
        </draw:line>
        <draw:line draw:style-name="gr16" draw:text-style-name="P7" draw:layer="layout" svg:x1="11.4cm" svg:y1="11.3cm" svg:x2="11.4cm" svg:y2="8.1cm">
          <text:p/>
        </draw:line>
        <draw:g>
          <draw:custom-shape draw:style-name="gr14" draw:text-style-name="P2" draw:layer="layout" svg:width="0.5cm" svg:height="0.5cm" svg:x="10.5cm" svg:y="6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3" draw:layer="layout" svg:width="5.6cm" svg:height="2.171cm" svg:x="10.9cm" svg:y="6.529cm">
            <draw:text-box>
              <text:p><text:span text:style-name="T1">pcroach_list[</text:span></text:p>
              <text:p><text:span text:style-name="T1">{croach,state}</text:span></text:p>
              <text:p><text:span text:style-name="T1">]</text:span></text:p>
            </draw:text-box>
          </draw:frame>
        </draw:g>
        <draw:custom-shape draw:style-name="gr23" draw:text-style-name="P2" draw:layer="layout" svg:width="5cm" svg:height="1cm" svg:x="13.3cm" svg:y="11.3cm">
          <text:p text:style-name="P8"><text:span text:style-name="T3">Fnature_selection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0.5cm" svg:height="0.5cm" svg:x="7.2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" draw:layer="layout" svg:width="3.2cm" svg:height="0.806cm" svg:x="7cm" svg:y="12.894cm">
            <draw:text-box>
              <text:p><text:span text:style-name="T1">ptimer</text:span></text:p>
            </draw:text-box>
          </draw:frame>
        </draw:g>
        <draw:line draw:style-name="gr16" draw:text-style-name="P7" draw:layer="layout" svg:x1="7.1cm" svg:y1="11.3cm" svg:x2="7.1cm" svg:y2="15cm">
          <text:p/>
        </draw:line>
        <draw:custom-shape draw:style-name="gr25" draw:text-style-name="P2" draw:layer="layout" svg:width="2.4cm" svg:height="1cm" svg:x="5.9cm" svg:y="15cm">
          <text:p text:style-name="P8"><text:span text:style-name="T3">Flive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7.1cm" svg:y1="16cm" svg:x2="7.1cm" svg:y2="17cm">
          <text:p/>
        </draw:line>
        <draw:custom-shape draw:style-name="gr26" draw:text-style-name="P2" draw:layer="layout" svg:width="1.6cm" svg:height="0.997cm" svg:x="10.8cm" svg:y="16.8cm">
          <text:p text:style-name="P8"><text:span text:style-name="T3">Fdi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997cm" svg:x="10.6cm" svg:y="11.3cm">
          <text:p text:style-name="P8"><text:span text:style-name="T3">Fdel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3.8cm" svg:y1="11.3cm" svg:x2="12.3cm" svg:y2="8.1cm">
          <text:p/>
        </draw:line>
        <draw:line draw:style-name="gr27" draw:text-style-name="P7" draw:layer="layout" svg:x1="1cm" svg:y1="14.9cm" svg:x2="19.8cm" svg:y2="14.9cm">
          <text:p/>
        </draw:line>
        <draw:custom-shape draw:style-name="gr28" draw:text-style-name="P2" draw:layer="layout" svg:width="1.6cm" svg:height="1cm" svg:x="6.2cm" svg:y="10.3cm">
          <text:p text:style-name="P8"><text:span text:style-name="T3">Ftimer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0.5cm" svg:height="0.5cm" svg:x="1cm" svg:y="2.7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3" draw:layer="layout" svg:width="5.5cm" svg:height="3.581cm" svg:x="1.4cm" svg:y="2.519cm">
            <draw:text-box>
              <text:p><text:span text:style-name="T1">pstate{</text:span></text:p>
              <text:p><text:span text:style-name="T1">movement:T/F</text:span></text:p>
              <text:p><text:span text:style-name="T1">alive:T/F</text:span></text:p>
              <text:p><text:span text:style-name="T1">new_children:T/F</text:span></text:p>
              <text:p><text:span text:style-name="T1">new_gen{}</text:span></text:p>
              <text:p><text:span text:style-name="T1">}</text:span></text:p>
            </draw:text-box>
          </draw:frame>
        </draw:g>
        <draw:g>
          <draw:custom-shape draw:style-name="gr14" draw:text-style-name="P2" draw:layer="layout" svg:width="0.5cm" svg:height="0.5cm" svg:x="1cm" svg:y="1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3" draw:layer="layout" svg:width="4.3cm" svg:height="1.361cm" svg:x="1.4cm" svg:y="1.039cm">
            <draw:text-box>
              <text:p><text:span text:style-name="T1">pcroach_num:int</text:span></text:p>
            </draw:text-box>
          </draw:frame>
        </draw:g>
        <draw:g>
          <draw:frame draw:style-name="gr15" draw:text-style-name="P3" draw:layer="layout" svg:width="4.5cm" svg:height="2.5cm" svg:x="10.7cm" svg:y="13.4cm">
            <draw:text-box>
              <text:p><text:span text:style-name="T1">state[</text:span></text:p>
              <text:p><text:span text:style-name="T1">alive:F</text:span></text:p>
              <text:p><text:span text:style-name="T1">]</text:span></text:p>
            </draw:text-box>
          </draw:frame>
          <draw:circle draw:style-name="gr11" draw:text-style-name="P4" draw:layer="layout" svg:width="1cm" svg:height="1cm" svg:x="9.971cm" svg:y="13.6cm" draw:kind="cut" draw:start-angle="237.15" draw:end-angle="122.78">
            <text:p/>
          </draw:circle>
        </draw:g>
        <draw:g>
          <draw:frame draw:style-name="gr15" draw:text-style-name="P3" draw:layer="layout" svg:width="4.5cm" svg:height="2.5cm" svg:x="13.7cm" svg:y="18cm">
            <draw:text-box>
              <text:p><text:span text:style-name="T1">state[</text:span></text:p>
              <text:p><text:span text:style-name="T1">movement:T/F</text:span></text:p>
              <text:p><text:span text:style-name="T1">]</text:span></text:p>
            </draw:text-box>
          </draw:frame>
          <draw:circle draw:style-name="gr11" draw:text-style-name="P4" draw:layer="layout" svg:width="1cm" svg:height="1cm" svg:x="12.871cm" svg:y="18.3cm" draw:kind="cut" draw:start-angle="237.15" draw:end-angle="122.78">
            <text:p/>
          </draw:circle>
        </draw:g>
        <draw:g>
          <draw:frame draw:style-name="gr15" draw:text-style-name="P3" draw:layer="layout" svg:width="4.5cm" svg:height="2.5cm" svg:x="4.7cm" svg:y="8.1cm">
            <draw:text-box>
              <text:p><text:span text:style-name="T1">croach_name</text:span></text:p>
              <text:p><text:span text:style-name="T1">state[</text:span></text:p>
              <text:p><text:span text:style-name="T1">alive:T</text:span></text:p>
              <text:p><text:span text:style-name="T1">]</text:span></text:p>
            </draw:text-box>
          </draw:frame>
          <draw:circle draw:style-name="gr11" draw:text-style-name="P4" draw:layer="layout" svg:width="1cm" svg:height="1cm" svg:x="3.9cm" svg:y="8.4cm" draw:kind="cut" draw:start-angle="237.15" draw:end-angle="122.78">
            <text:p/>
          </draw:circle>
        </draw:g>
        <draw:line draw:style-name="gr16" draw:text-style-name="P7" draw:layer="layout" svg:x1="3.8cm" svg:y1="17.8cm" svg:x2="6.9cm" svg:y2="19.1cm">
          <text:p/>
        </draw:line>
      </draw:page>
      <draw:page draw:name="page4" draw:style-name="dp1" draw:master-page-name="默认">
        <draw:custom-shape draw:style-name="gr30" draw:text-style-name="P9" xml:id="id2" draw:id="id2" draw:layer="layout" svg:width="1.5cm" svg:height="1.2cm" svg:x="5.5cm" svg:y="12.2cm">
          <text:p text:style-name="P8"><text:span text:style-name="T4">随机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3.27cm" svg:height="1.715cm" svg:x="8.039cm" svg:y="0.963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<text:span text:style-name="T4">Treflect</text:span></text:p>
              </table:table-cell>
              <table:covered-table-cell/>
            </table:table-row>
            <table:table-row table:style-name="ro2" table:default-cell-style-name="ce2">
              <table:table-cell>
                <text:p><text:span text:style-name="T4">激励</text:span></text:p>
              </table:table-cell>
              <table:table-cell>
                <text:p><text:span text:style-name="T4">动作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6" draw:id="id6">
          <draw:custom-shape draw:style-name="gr31" draw:text-style-name="P8" draw:layer="layout" svg:width="0.35cm" svg:height="0.4cm" svg:x="2.8cm" svg:y="9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8" draw:layer="layout" svg:width="0.35cm" svg:height="0.4cm" svg:x="3.15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31" draw:text-style-name="P8" draw:layer="layout" svg:width="0.35cm" svg:height="0.4cm" svg:x="4.75cm" svg:y="16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8" draw:layer="layout" svg:width="0.35cm" svg:height="0.4cm" svg:x="4.4cm" svg:y="1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3" draw:text-style-name="P4" xml:id="id7" draw:id="id7" draw:layer="layout" svg:width="1.3cm" svg:height="1.3cm" svg:x="2.5cm" svg:y="10.8cm">
          <text:p text:style-name="P8"><text:span text:style-name="T2">查表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3" draw:id="id3" draw:layer="layout" svg:width="1.7cm" svg:height="1.4cm" svg:x="2.3cm" svg:y="13.8cm">
          <text:p text:style-name="P8"><text:span text:style-name="T2">读表</text:span></text:p>
          <text:p text:style-name="P8"><text:span text:style-name="T2">read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" draw:id="id1" draw:layer="layout" svg:width="1.6cm" svg:height="1.7cm" svg:x="2.4cm" svg:y="12.1cm">
          <text:p text:style-name="P8"><text:span text:style-name="T2">有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7" draw:layer="layout" svg:x1="4cm" svg:y1="12.95cm" svg:x2="5.5cm" svg:y2="12.8cm" draw:start-shape="id1" draw:start-glue-point="7" draw:end-shape="id2" draw:end-glue-point="3" svg:d="M4000 12950h751v-150h749" svg:viewBox="0 0 1501 151">
          <text:p/>
        </draw:connector>
        <draw:connector draw:style-name="gr16" draw:text-style-name="P7" draw:layer="layout" svg:x1="3.15cm" svg:y1="15.2cm" svg:x2="4.75cm" svg:y2="16.6cm" draw:start-shape="id3" draw:start-glue-point="6" draw:end-shape="id4" draw:end-glue-point="0" svg:d="M3150 15200v701h1600v699" svg:viewBox="0 0 1601 1401">
          <text:p/>
        </draw:connector>
        <draw:connector draw:style-name="gr16" draw:text-style-name="P7" draw:layer="layout" svg:x1="6.25cm" svg:y1="13.4cm" svg:x2="4.75cm" svg:y2="16.6cm" draw:start-shape="id2" draw:start-glue-point="2" draw:end-shape="id4" draw:end-glue-point="0" svg:d="M6250 13400v1600h-1500v1600" svg:viewBox="0 0 1501 3201">
          <text:p/>
        </draw:connector>
        <draw:custom-shape draw:style-name="gr36" draw:text-style-name="P9" xml:id="id5" draw:id="id5" draw:layer="layout" svg:width="1.7cm" svg:height="1.2cm" svg:x="7.5cm" svg:y="14.2cm">
          <text:p text:style-name="P8"><text:span text:style-name="T4">写表</text:span></text:p>
          <text:p text:style-name="P8"><text:span text:style-name="T4">push(1)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6.25cm" svg:y1="13.4cm" svg:x2="7.5cm" svg:y2="14.8cm" draw:start-shape="id2" draw:start-glue-point="2" draw:end-shape="id5" draw:end-glue-point="3" svg:d="M6250 13400v1400h1250" svg:viewBox="0 0 1251 1401">
          <text:p/>
        </draw:connector>
        <draw:connector draw:style-name="gr16" draw:text-style-name="P7" draw:layer="layout" svg:x1="3.15cm" svg:y1="9.6cm" svg:x2="3.15cm" svg:y2="10.8cm" draw:start-shape="id6" draw:start-glue-point="2" draw:end-shape="id7" draw:end-glue-point="0" svg:d="M3150 9600v1200" svg:viewBox="0 0 1 1201">
          <text:p/>
        </draw:connector>
        <draw:custom-shape draw:style-name="gr37" draw:text-style-name="P7" draw:layer="layout" svg:width="7.6cm" svg:height="8.3cm" svg:x="2cm" svg:y="9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2.293cm" svg:height="0.806cm" svg:x="7.4cm" svg:y="10.8cm">
          <draw:text-box>
            <text:p><text:span text:style-name="T5">Freflect</text:span></text:p>
          </draw:text-box>
        </draw:frame>
        <draw:custom-shape draw:style-name="gr39" draw:text-style-name="P4" xml:id="id8" draw:id="id8" draw:layer="layout" svg:width="1.6cm" svg:height="1.3cm" svg:x="3.9cm" svg:y="18.5cm">
          <text:p text:style-name="P8"><text:span text:style-name="T2">Fact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4.75cm" svg:y1="17cm" svg:x2="4.7cm" svg:y2="18.5cm" draw:start-shape="id4" draw:start-glue-point="2" draw:end-shape="id8" svg:d="M4750 17000v751h-50v749" svg:viewBox="0 0 51 1501">
          <text:p/>
        </draw:connector>
        <draw:g xml:id="id9" draw:id="id9">
          <draw:custom-shape draw:style-name="gr31" draw:text-style-name="P8" draw:layer="layout" svg:width="0.35cm" svg:height="0.4cm" svg:x="14.2cm" svg:y="9.7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8" draw:layer="layout" svg:width="0.35cm" svg:height="0.4cm" svg:x="14.55cm" svg:y="9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6" draw:layer="layout" svg:width="5.95cm" svg:height="0.89cm" svg:x="13.152cm" svg:y="8.9cm">
          <draw:text-box>
            <text:p><text:span text:style-name="T2">外部判断结果（可、否）</text:span></text:p>
          </draw:text-box>
        </draw:frame>
        <draw:custom-shape draw:style-name="gr41" draw:text-style-name="P4" xml:id="id10" draw:id="id10" draw:layer="layout" svg:width="1.8cm" svg:height="1.2cm" svg:x="13.7cm" svg:y="11.386cm">
          <text:p text:style-name="P8"><text:span text:style-name="T2">可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" draw:layer="layout" svg:width="1.4cm" svg:height="1.3cm" svg:x="16.6cm" svg:y="12.286cm">
          <text:p text:style-name="P8"><text:span text:style-name="T2">退表</text:span></text:p>
          <text:p text:style-name="P8"><text:span text:style-name="T2">pop(1)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3.8cm" svg:height="0.7cm" svg:x="15.5cm" svg:y="11.586cm">
          <text:p text:style-name="P8"><text:span text:style-name="T2">查找上次动作表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14.55cm" svg:y1="10.186cm" svg:x2="14.6cm" svg:y2="11.386cm" draw:start-shape="id9" draw:start-glue-point="2" draw:end-shape="id10" draw:end-glue-point="4" svg:d="M14550 10186v601h50v599" svg:viewBox="0 0 51 1201">
          <text:p/>
        </draw:connector>
        <draw:custom-shape draw:style-name="gr44" draw:text-style-name="P7" draw:layer="layout" svg:width="8cm" svg:height="5cm" svg:x="12cm" svg:y="9cm">
          <text:p/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4.75cm" svg:y1="17cm" svg:x2="4.7cm" svg:y2="18.5cm" svg:d="M4750 17000v751h-50v749" svg:viewBox="0 0 51 1501">
          <text:p/>
        </draw:connector>
        <draw:frame draw:style-name="gr45" draw:text-style-name="P10" draw:layer="layout" svg:width="4.032cm" svg:height="1.361cm" svg:x="15.968cm" svg:y="9.986cm">
          <draw:text-box>
            <text:p><text:span text:style-name="T5">Fbuild_reflect</text:span></text:p>
          </draw:text-box>
        </draw:frame>
        <draw:custom-shape draw:style-name="gr46" draw:text-style-name="P4" draw:layer="layout" svg:width="3.049cm" svg:height="1.892cm" svg:x="1cm" svg:y="1.008cm">
          <text:p text:style-name="P8"><text:span text:style-name="T2">NEXT</text:span></text:p>
          <text:p text:style-name="P8"><text:span text:style-name="T2">动作标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1" draw:layer="layout" svg:width="1.772cm" svg:height="1.072cm" svg:x="3.5cm" svg:y="9cm">
          <draw:text-box>
            <text:p text:style-name="P5">激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gradient-name="Gradient_20_7" draw:fill-hatch-name="Hatching_20_46" draw:fill-image-name="Bitmap_20_1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stroke-dash="Dashed_20__28_var_29__20_10" draw:fill="none" draw:fill-gradient-name="Gradient_20_7" draw:fill-hatch-name="Hatching_20_46" draw:fill-image-name="Bitmap_20_1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6:03:49.338000000</meta:creation-date>
    <dc:date>2016-05-09T15:28:30.745000000</dc:date>
    <meta:editing-duration>P1DT17H56M45S</meta:editing-duration>
    <meta:editing-cycles>67</meta:editing-cycles>
    <meta:generator>LibreOffice/5.0.5.2$Windows_x86 LibreOffice_project/55b006a02d247b5f7215fc6ea0fde844b30035b3</meta:generator>
    <meta:document-statistic meta:object-count="105"/>
  </office:meta>
</office:document-meta>
</file>